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PingFang SC', 'Hiragino Sans GB', 'Microsoft YaHei', 'WenQuanYi Micro Hei', sans-serif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54cc" officeooo:paragraph-rsid="000e54cc" style:font-size-asian="15pt" style:font-size-complex="15pt"/>
    </style:style>
    <style:style style:name="T1" style:family="text">
      <style:text-properties fo:font-variant="normal" fo:text-transform="none" fo:color="#080808" style:font-name="Helvetica Neu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vim /usr/share/lightdm/lightdm.conf.d/50-guest-wrapper.conf</text:p>
      <text:p text:style-name="P1"/>
      <text:p text:style-name="P1">写入</text:p>
      <text:p text:style-name="P1"><text:span text:style-name="T1">[Seat:*] </text:span><text:line-break/><text:span text:style-name="T1">allow-guest=false</text:span></text:p>
      <text:p text:style-name="P1"><text:span text:style-name="T1">重启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'PingFang SC', 'Hiragino Sans GB', 'Microsoft YaHei', 'WenQuanYi Micro Hei', sans-serif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7:28:08.850948055</meta:creation-date>
    <meta:generator>LibreOffice/5.1.4.2$Linux_X86_64 LibreOffice_project/10m0$Build-2</meta:generator>
    <dc:date>2018-01-06T17:30:05.043638239</dc:date>
    <meta:editing-duration>PT1M57S</meta:editing-duration>
    <meta:editing-cycles>1</meta:editing-cycles>
    <meta:document-statistic meta:table-count="0" meta:image-count="0" meta:object-count="0" meta:page-count="1" meta:paragraph-count="4" meta:word-count="9" meta:character-count="95" meta:non-whitespace-character-count="91"/>
  </office:meta>
</office:document-meta>
</file>